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55cm" svg:height="2.396cm" svg:x="4.682cm" svg:y="0.669cm" svg:viewBox="0 0 1056 2397" svg:d="m0 2397c608-70 1056-564 1056-1196s-438-1131-1046-1201">
          <text:p/>
        </draw:path>
        <draw:line draw:style-name="gr2" draw:text-style-name="P1" draw:layer="layout" svg:x1="4.692cm" svg:y1="0.669cm" svg:x2="6.338cm" svg:y2="0.669cm">
          <text:p/>
        </draw:line>
        <draw:line draw:style-name="gr2" draw:text-style-name="P1" draw:layer="layout" svg:x1="4.682cm" svg:y1="3.066cm" svg:x2="6.308cm" svg:y2="3.077cm">
          <text:p/>
        </draw:line>
        <draw:path draw:style-name="gr1" draw:text-style-name="P1" draw:layer="layout" svg:width="1.055cm" svg:height="2.396cm" svg:x="3.159cm" svg:y="0.659cm" svg:viewBox="0 0 1056 2397" svg:d="m1056 2397c-608-70-1056-564-1056-1196s438-1131 1046-1201">
          <text:p/>
        </draw:path>
        <draw:line draw:style-name="gr2" draw:text-style-name="P1" draw:layer="layout" svg:x1="4.205cm" svg:y1="0.659cm" svg:x2="2.346cm" svg:y2="0.669cm">
          <text:p/>
        </draw:line>
        <draw:line draw:style-name="gr2" draw:text-style-name="P1" draw:layer="layout" svg:x1="4.215cm" svg:y1="3.056cm" svg:x2="2.346cm" svg:y2="3.057cm">
          <text:p/>
        </draw:line>
        <draw:frame draw:style-name="gr3" draw:layer="layout" svg:width="0.959cm" svg:height="0.962cm" svg:x="2.071cm" svg:y="1.36cm">
          <draw:text-box>
            <text:p>N</text:p>
          </draw:text-box>
        </draw:frame>
        <draw:frame draw:style-name="gr3" draw:layer="layout" svg:width="0.925cm" svg:height="0.962cm" svg:x="5.82cm" svg:y="1.36cm">
          <draw:text-box>
            <text:p>S</text:p>
          </draw:text-box>
        </draw:frame>
        <draw:g>
          <draw:path draw:style-name="gr1" draw:text-style-name="P1" draw:layer="layout" svg:width="2.059cm" svg:height="2.082cm" draw:transform="rotate (3.1415926535892) translate (5.48569938961074cm 2.91499999999939cm)" svg:viewBox="0 0 2060 2083" svg:d="m1810-4956c-27 0-54 27-54 54v217c0 27 27 55 54 55h247c1 0 2 0 3 0-73 510-495 883-1030 883-536 0-957-373-1030-883 1 0 1 0 2 0h247c27 0 54-28 54-55v-217c0-27-27-54-54-54h-247c0 0-1 0-1 0 76-506 496-874 1029-874 533 0 953 368 1029 874-1 0-1 0-2 0z">
            <text:p/>
          </draw:path>
          <draw:g>
            <draw:custom-shape draw:style-name="gr4" draw:text-style-name="P1" draw:layer="layout" svg:width="-0.203cm" svg:height="-0.212cm" svg:x="3.678cm" svg:y="1.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-0.129cm" svg:height="-0.137cm" svg:x="3.641cm" svg:y="1.9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1" draw:layer="layout" svg:width="-0.203cm" svg:height="-0.212cm" svg:x="5.446cm" svg:y="1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415cm" svg:y1="1.817cm" svg:x2="5.278cm" svg:y2="1.954cm">
            <text:p/>
          </draw:line>
          <draw:line draw:style-name="gr2" draw:text-style-name="P1" draw:layer="layout" svg:x1="5.415cm" svg:y1="1.949cm" svg:x2="5.278cm" svg:y2="1.812cm">
            <text:p/>
          </draw:line>
        </draw:g>
        <draw:path draw:style-name="gr1" draw:text-style-name="P1" draw:layer="layout" svg:width="0.583cm" svg:height="0.584cm" svg:x="4.357cm" svg:y="1.319cm" svg:viewBox="0 0 584 585" svg:d="m0 10c33-7 67-10 102-10 273 0 482 209 482 482 0 35-4 70-10 103">
          <text:p/>
        </draw:path>
        <draw:line draw:style-name="gr6" draw:text-style-name="P1" draw:layer="layout" svg:x1="4.519cm" svg:y1="1.319cm" svg:x2="4.336cm" svg:y2="1.319cm">
          <text:p/>
        </draw:line>
        <draw:frame draw:style-name="gr7" draw:layer="layout" svg:width="0.535cm" svg:height="0.469cm" svg:x="4.326cm" svg:y="1.3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149cm" svg:height="1.571cm" svg:x="6.643cm" svg:y="0.252cm">
          <draw:text-box>
            <text:p text:style-name="P2"><text:span text:style-name="T1">محوری لمبائی</text:span></text:p>
            <text:p text:style-name="P2"><text:span text:style-name="T1"><text:s text:c="2"/></text:span><text:span text:style-name="T1">ہے</text:span></text:p>
          </draw:text-box>
        </draw:frame>
        <draw:frame draw:style-name="gr7" draw:layer="layout" svg:width="0.328cm" svg:height="0.469cm" svg:x="8.126cm" svg:y="1.227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7-25T15:17:31</dc:date>
    <dc:creator>khalid khan</dc:creator>
    <meta:editing-duration>PT03H23M04S</meta:editing-duration>
    <meta:editing-cycles>21</meta:editing-cycles>
    <meta:generator>OpenOffice.org/3.1$Linux OpenOffice.org_project/310m19$Build-9420</meta:generator>
    <meta:document-statistic meta:object-count="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